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ino 1.0.0</text:p>
      <text:p text:style-name="P1"/>
      <text:p text:style-name="P1">L'Arduino in questa versione riesce a seguire la linea ma con notevole difficoltà, cioè non segue la linea in modo uniforme, ma ogni tanto curva sulla linea, inoltre nelle curve strette non è molto effici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5:19:42.14</meta:creation-date>
    <dc:date>2019-05-28T13:33:47.27</dc:date>
    <meta:editing-duration>PT16M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2" meta:word-count="37" meta:character-count="224"/>
  </office:meta>
</office:document-meta>
</file>